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4146in"/>
    </style:style>
    <style:style style:name="co6" style:family="table-column">
      <style:table-column-properties fo:break-before="auto" style:column-width="1.5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Default"/>
        <table:table-row table:style-name="ro1">
          <table:table-cell table:number-columns-repeated="2"/>
          <table:table-cell table:style-name="ce7" table:number-columns-repeated="2"/>
          <table:table-cell table:style-name="ce3" table:number-columns-repeated="3"/>
          <table:table-cell table:number-columns-repeated="5"/>
        </table:table-row>
        <table:table-row table:style-name="ro2">
          <table:table-cell table:style-name="ce5" office:value-type="string" calcext:value-type="string">
            <text:p>Muligheder for ID/navngivning – Eksempel m161</text:p>
          </table:table-cell>
          <table:table-cell table:style-name="ce5"/>
          <table:table-cell table:style-name="ce7" table:number-columns-repeated="2"/>
          <table:table-cell table:style-name="ce3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7" table:number-columns-repeated="2"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Enhed</text:p>
          </table:table-cell>
          <table:table-cell table:style-name="ce7" office:value-type="string" calcext:value-type="string">
            <text:p>Suffix</text:p>
          </table:table-cell>
          <table:table-cell table:style-name="ce7" office:value-type="string" calcext:value-type="string">
            <text:p>HASS navn</text:p>
          </table:table-cell>
          <table:table-cell table:style-name="ce3" office:value-type="string" calcext:value-type="string">
            <text:p>Frekvens</text:p>
          </table:table-cell>
          <table:table-cell table:style-name="ce3" office:value-type="string" calcext:value-type="string">
            <text:p>InfluxDB Tags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kumulativt forbrug alle fas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_E</text:p>
          </table:table-cell>
          <table:table-cell table:formula="of:=&quot;m161&quot;&amp;[.C5]" office:value-type="string" office:string-value="m161_E" calcext:value-type="string">
            <text:p>m161_E</text:p>
          </table:table-cell>
          <table:table-cell table:style-name="ce11" office:value-type="string" calcext:value-type="string">
            <text:p>2m</text:p>
          </table:table-cell>
          <table:table-cell office:value-type="string" calcext:value-type="string">
            <text:p>m161, t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mulativt forbrug L1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_E1</text:p>
          </table:table-cell>
          <table:table-cell table:formula="of:=&quot;m161&quot;&amp;[.C6]" office:value-type="string" office:string-value="m161_E1" calcext:value-type="string">
            <text:p>m161_E1</text:p>
          </table:table-cell>
          <table:table-cell table:style-name="ce11" office:value-type="string" calcext:value-type="string">
            <text:p>2m</text:p>
          </table:table-cell>
          <table:table-cell office:value-type="string" calcext:value-type="string">
            <text:p>m161, L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mulativt forbrug L2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_E2</text:p>
          </table:table-cell>
          <table:table-cell table:formula="of:=&quot;m161&quot;&amp;[.C7]" office:value-type="string" office:string-value="m161_E2" calcext:value-type="string">
            <text:p>m161_E2</text:p>
          </table:table-cell>
          <table:table-cell table:style-name="ce11" office:value-type="string" calcext:value-type="string">
            <text:p>2m</text:p>
          </table:table-cell>
          <table:table-cell office:value-type="string" calcext:value-type="string">
            <text:p>m161, L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mulativt forbrug L3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_E3</text:p>
          </table:table-cell>
          <table:table-cell table:formula="of:=&quot;m161&quot;&amp;[.C8]" office:value-type="string" office:string-value="m161_E3" calcext:value-type="string">
            <text:p>m161_E3</text:p>
          </table:table-cell>
          <table:table-cell table:style-name="ce11" office:value-type="string" calcext:value-type="string">
            <text:p>2m</text:p>
          </table:table-cell>
          <table:table-cell office:value-type="string" calcext:value-type="string">
            <text:p>m161, 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ekt alle fas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_P</text:p>
          </table:table-cell>
          <table:table-cell table:formula="of:=&quot;m161&quot;&amp;[.C9]" office:value-type="string" office:string-value="m161_P" calcext:value-type="string">
            <text:p>m161_P</text:p>
          </table:table-cell>
          <table:table-cell table:style-name="ce11" office:value-type="string" calcext:value-type="string">
            <text:p>2m</text:p>
          </table:table-cell>
          <table:table-cell office:value-type="string" calcext:value-type="string">
            <text:p>m161, t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ekt L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_P1</text:p>
          </table:table-cell>
          <table:table-cell table:formula="of:=&quot;m161&quot;&amp;[.C10]" office:value-type="string" office:string-value="m161_P1" calcext:value-type="string">
            <text:p>m161_P1</text:p>
          </table:table-cell>
          <table:table-cell table:style-name="ce11" office:value-type="string" calcext:value-type="string">
            <text:p>2m</text:p>
          </table:table-cell>
          <table:table-cell office:value-type="string" calcext:value-type="string">
            <text:p>m161, L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ekt L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_P2</text:p>
          </table:table-cell>
          <table:table-cell table:formula="of:=&quot;m161&quot;&amp;[.C11]" office:value-type="string" office:string-value="m161_P2" calcext:value-type="string">
            <text:p>m161_P2</text:p>
          </table:table-cell>
          <table:table-cell table:style-name="ce11" office:value-type="string" calcext:value-type="string">
            <text:p>2m</text:p>
          </table:table-cell>
          <table:table-cell office:value-type="string" calcext:value-type="string">
            <text:p>m161, L2</text:p>
          </table:table-cell>
          <table:table-cell/>
          <table:table-cell table:style-name="ce2" table:number-columns-repeated="5"/>
        </table:table-row>
        <table:table-row table:style-name="ro1">
          <table:table-cell office:value-type="string" calcext:value-type="string">
            <text:p>effekt L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_P3</text:p>
          </table:table-cell>
          <table:table-cell table:formula="of:=&quot;m161&quot;&amp;[.C12]" office:value-type="string" office:string-value="m161_P3" calcext:value-type="string">
            <text:p>m161_P3</text:p>
          </table:table-cell>
          <table:table-cell table:style-name="ce11" office:value-type="string" calcext:value-type="string">
            <text:p>2m</text:p>
          </table:table-cell>
          <table:table-cell office:value-type="string" calcext:value-type="string">
            <text:p>m161, L3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7"/>
          <table:table-cell table:style-name="ce2" table:number-columns-repeated="5"/>
        </table:table-row>
        <table:table-row table:style-name="ro1">
          <table:table-cell office:value-type="string" calcext:value-type="string">
            <text:p>Hvad med enfasede målere? Skal de også tilføjes “tot” eller skal det udelades?</text:p>
          </table:table-cell>
          <table:table-cell table:number-columns-repeated="6"/>
          <table:table-cell table:style-name="ce2" table:number-columns-repeated="5"/>
        </table:table-row>
        <table:table-row table:style-name="ro1">
          <table:table-cell office:value-type="string" calcext:value-type="string">
            <text:p>Måske skal de tagges med 1p så man ved at det er en etfaset måler?</text:p>
          </table:table-cell>
          <table:table-cell table:number-columns-repeated="6"/>
          <table:table-cell table:style-name="ce2" table:number-columns-repeated="5"/>
        </table:table-row>
        <table:table-row table:style-name="ro1" table:number-rows-repeated="2">
          <table:table-cell table:number-columns-repeated="7"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_S</text:p>
          </table:table-cell>
          <table:table-cell table:number-columns-repeated="4"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_S1</text:p>
          </table:table-cell>
          <table:table-cell table:number-columns-repeated="4"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_S2</text:p>
          </table:table-cell>
          <table:table-cell table:number-columns-repeated="4"/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_S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_Q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_Q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_Q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_Q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ændi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</text:p>
          </table:table-cell>
          <table:table-cell/>
          <table:table-cell office:value-type="string" calcext:value-type="string">
            <text:p>60m</text:p>
          </table:table-cell>
          <table:table-cell/>
          <table:table-cell office:value-type="string" calcext:value-type="string">
            <text:p>kun relevant for 1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ændi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1</text:p>
          </table:table-cell>
          <table:table-cell/>
          <table:table-cell office:value-type="string" calcext:value-type="string">
            <text:p>60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ændi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2</text:p>
          </table:table-cell>
          <table:table-cell/>
          <table:table-cell office:value-type="string" calcext:value-type="string">
            <text:p>60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ændi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3</text:p>
          </table:table-cell>
          <table:table-cell/>
          <table:table-cell office:value-type="string" calcext:value-type="string">
            <text:p>60m</text:p>
          </table:table-cell>
          <table:table-cell table:number-columns-repeated="7"/>
        </table:table-row>
        <table:table-row table:style-name="ro1">
          <table:table-cell table:style-name="ce2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7:44:33.288702105</meta:creation-date>
    <dc:date>2023-03-26T21:10:17.347688259</dc:date>
    <meta:editing-duration>PT3H26M6S</meta:editing-duration>
    <meta:editing-cycles>23</meta:editing-cycles>
    <meta:generator>LibreOffice/7.3.7.2$Linux_X86_64 LibreOffice_project/30$Build-2</meta:generator>
    <meta:print-date>2023-01-03T18:12:32.077955680</meta:print-date>
    <meta:document-statistic meta:table-count="1" meta:cell-count="89" meta:object-count="0"/>
  </office:meta>
</office:document-meta>
</file>